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0.8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34" calcext:value-type="float">
            <text:p>1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string" calcext:value-type="string">
            <text:p>2,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5.34" calcext:value-type="float">
            <text:p>5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0.69" calcext:value-type="float">
            <text:p>10.6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1.37" calcext:value-type="float">
            <text:p>21.3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34" calcext:value-type="float">
            <text:p>1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string" calcext:value-type="string">
            <text:p>2,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5.34" calcext:value-type="float">
            <text:p>5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0.69" calcext:value-type="float">
            <text:p>10.6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1.37" calcext:value-type="float">
            <text:p>21.3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34" calcext:value-type="float">
            <text:p>1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string" calcext:value-type="string">
            <text:p>2,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5.34" calcext:value-type="float">
            <text:p>5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0.69" calcext:value-type="float">
            <text:p>10.6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1.37" calcext:value-type="float">
            <text:p>21.3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0.67" calcext:value-type="float">
            <text:p>0.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.34" calcext:value-type="float">
            <text:p>1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string" calcext:value-type="string">
            <text:p>2,6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5.34" calcext:value-type="float">
            <text:p>5.34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10.69" calcext:value-type="float">
            <text:p>10.69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.Молоко</text:p>
          </table:table-cell>
          <table:table-cell table:style-name="ce5" office:value-type="float" office:value="21.37" calcext:value-type="float">
            <text:p>21.37</text:p>
          </table:table-cell>
          <table:table-cell table:style-name="ce3" office:value-type="string" calcext:value-type="string">
            <text:p>Асеньевская Ферма</text:p>
          </table:table-cell>
          <table:table-cell table:style-name="ce3" office:value-type="string" calcext:value-type="string">
            <text:p>3.4-6.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30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28.08.18</text:p>
          </table:table-cell>
          <table:table-cell table:style-name="ce6" office:value-type="string" calcext:value-type="string">
            <text:p>07.09.18</text:p>
          </table:table-cell>
          <table:table-cell table:style-name="ce3" office:value-type="string" calcext:value-type="string">
            <text:p>Все ок, только пробы16,26, 36 вышли мутноватые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7:05:46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2S</meta:editing-duration>
    <meta:editing-cycles>3</meta:editing-cycles>
    <meta:generator>LibreOffice/5.2.7.2$Windows_x86 LibreOffice_project/2b7f1e640c46ceb28adf43ee075a6e8b8439ed10</meta:generator>
    <dc:date>2018-08-30T17:21:58.34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